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paragraph-rsid="001741f1"/>
    </style:style>
    <style:style style:name="P2" style:family="paragraph" style:parent-style-name="Text_20_body">
      <style:text-properties officeooo:rsid="001741f1" officeooo:paragraph-rsid="001741f1"/>
    </style:style>
    <style:style style:name="P3" style:family="paragraph" style:parent-style-name="Text_20_body">
      <style:paragraph-properties fo:background-color="#ffff00">
        <style:background-image/>
      </style:paragraph-properties>
    </style:style>
    <style:style style:name="P4" style:family="paragraph" style:parent-style-name="Text_20_body">
      <style:paragraph-properties fo:background-color="#ffff00">
        <style:background-image/>
      </style:paragraph-properties>
      <style:text-properties officeooo:paragraph-rsid="001741f1"/>
    </style:style>
    <style:style style:name="P5" style:family="paragraph" style:parent-style-name="Text_20_body">
      <style:paragraph-properties fo:background-color="#ff0000">
        <style:background-image/>
      </style:paragraph-properties>
      <style:text-properties officeooo:rsid="001741f1" officeooo:paragraph-rsid="001741f1"/>
    </style:style>
    <style:style style:name="P6" style:family="paragraph" style:parent-style-name="Text_20_body">
      <style:paragraph-properties fo:background-color="#00ff00">
        <style:background-image/>
      </style:paragraph-properties>
      <style:text-properties officeooo:paragraph-rsid="001741f1"/>
    </style:style>
    <style:style style:name="P7" style:family="paragraph" style:parent-style-name="Text_20_body">
      <style:paragraph-properties fo:background-color="#ffff00">
        <style:background-image/>
      </style:paragraph-properties>
      <style:text-properties officeooo:rsid="00167650" officeooo:paragraph-rsid="001741f1"/>
    </style:style>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text-properties officeooo:rsid="00190c37" officeooo:paragraph-rsid="00190c37"/>
    </style:style>
    <style:style style:name="P13" style:family="paragraph" style:parent-style-name="Text_20_body">
      <style:text-properties officeooo:rsid="00190c37" officeooo:paragraph-rsid="001a823f"/>
    </style:style>
    <style:style style:name="P14" style:family="paragraph" style:parent-style-name="Text_20_body">
      <style:paragraph-properties fo:text-align="center" style:justify-single-word="false"/>
      <style:text-properties officeooo:rsid="00190c37" officeooo:paragraph-rsid="001a823f"/>
    </style:style>
    <style:style style:name="P15" style:family="paragraph" style:parent-style-name="Text_20_body" style:list-style-name="L12">
      <style:text-properties officeooo:paragraph-rsid="001a823f"/>
    </style:style>
    <style:style style:name="P16" style:family="paragraph" style:parent-style-name="Text_20_body" style:list-style-name="L12">
      <style:text-properties officeooo:paragraph-rsid="001c218c"/>
    </style:style>
    <style:style style:name="P17" style:family="paragraph" style:parent-style-name="Text_20_body">
      <style:text-properties officeooo:paragraph-rsid="001c218c"/>
    </style:style>
    <style:style style:name="P18" style:family="paragraph" style:parent-style-name="Text_20_body" style:list-style-name="L12">
      <style:text-properties style:use-window-font-color="true" officeooo:paragraph-rsid="001c218c"/>
    </style:style>
    <style:style style:name="P19" style:family="paragraph" style:parent-style-name="Text_20_body" style:list-style-name="L12">
      <style:text-properties style:use-window-font-color="true" officeooo:paragraph-rsid="0022fe4f"/>
    </style:style>
    <style:style style:name="P20" style:family="paragraph" style:parent-style-name="Text_20_body" style:list-style-name="L15">
      <style:text-properties style:use-window-font-color="true" officeooo:paragraph-rsid="0022fe4f"/>
    </style:style>
    <style:style style:name="P21" style:family="paragraph" style:parent-style-name="Text_20_body">
      <style:text-properties style:use-window-font-color="true" officeooo:paragraph-rsid="001c218c"/>
    </style:style>
    <style:style style:name="P22" style:family="paragraph" style:parent-style-name="Text_20_body" style:list-style-name="L14">
      <style:text-properties fo:color="#000000" officeooo:paragraph-rsid="001c218c"/>
    </style:style>
    <style:style style:name="P23" style:family="paragraph" style:parent-style-name="Text_20_body" style:list-style-name="L10">
      <style:text-properties officeooo:paragraph-rsid="001a823f"/>
    </style:style>
    <style:style style:name="P24" style:family="paragraph" style:parent-style-name="Text_20_body" style:list-style-name="L1">
      <style:paragraph-properties fo:margin-top="0cm" fo:margin-bottom="0cm" style:contextual-spacing="false"/>
    </style:style>
    <style:style style:name="P25" style:family="paragraph" style:parent-style-name="Text_20_body" style:list-style-name="L2">
      <style:paragraph-properties fo:margin-top="0cm" fo:margin-bottom="0cm" style:contextual-spacing="false"/>
    </style:style>
    <style:style style:name="P26" style:family="paragraph" style:parent-style-name="Text_20_body" style:list-style-name="L3">
      <style:paragraph-properties fo:margin-top="0cm" fo:margin-bottom="0cm" style:contextual-spacing="false"/>
    </style:style>
    <style:style style:name="P27" style:family="paragraph" style:parent-style-name="Text_20_body" style:list-style-name="L8">
      <style:paragraph-properties fo:margin-top="0cm" fo:margin-bottom="0cm" style:contextual-spacing="false"/>
    </style:style>
    <style:style style:name="P28" style:family="paragraph" style:parent-style-name="Text_20_body" style:list-style-name="L4">
      <style:paragraph-properties fo:margin-top="0cm" fo:margin-bottom="0cm" style:contextual-spacing="false"/>
      <style:text-properties fo:color="#eb613d"/>
    </style:style>
    <style:style style:name="P29" style:family="paragraph" style:parent-style-name="Text_20_body" style:list-style-name="L5">
      <style:paragraph-properties fo:margin-top="0cm" fo:margin-bottom="0cm" style:contextual-spacing="false"/>
      <style:text-properties fo:color="#ff00ff"/>
    </style:style>
    <style:style style:name="T1" style:family="text">
      <style:text-properties fo:font-weight="bold"/>
    </style:style>
    <style:style style:name="T2" style:family="text">
      <style:text-properties officeooo:rsid="001741f1"/>
    </style:style>
    <style:style style:name="T3" style:family="text">
      <style:text-properties officeooo:rsid="00190c37"/>
    </style:style>
    <style:style style:name="T4" style:family="text">
      <style:text-properties officeooo:rsid="001a823f"/>
    </style:style>
    <style:style style:name="T5" style:family="text">
      <style:text-properties fo:color="#0066cc" officeooo:rsid="001a823f"/>
    </style:style>
    <style:style style:name="T6" style:family="text">
      <style:text-properties fo:color="#0066cc" officeooo:rsid="001c218c"/>
    </style:style>
    <style:style style:name="T7" style:family="text">
      <style:text-properties officeooo:rsid="001c218c"/>
    </style:style>
    <style:style style:name="T8" style:family="text">
      <style:text-properties officeooo:rsid="001e4759"/>
    </style:style>
    <style:style style:name="T9" style:family="text">
      <style:text-properties style:use-window-font-color="true" officeooo:rsid="001a823f"/>
    </style:style>
    <style:style style:name="T10" style:family="text">
      <style:text-properties style:use-window-font-color="true" officeooo:rsid="001c218c"/>
    </style:style>
    <style:style style:name="T11" style:family="text">
      <style:text-properties style:use-window-font-color="true" officeooo:rsid="0020abb2"/>
    </style:style>
    <style:style style:name="T12" style:family="text">
      <style:text-properties style:use-window-font-color="true" officeooo:rsid="0022fe4f"/>
    </style:style>
    <style:style style:name="T13" style:family="text">
      <style:text-properties officeooo:rsid="001ed526"/>
    </style:style>
    <style:style style:name="T14" style:family="text">
      <style:text-properties officeooo:rsid="0020abb2"/>
    </style:style>
    <style:style style:name="T15" style:family="text">
      <style:text-properties officeooo:rsid="002252fd"/>
    </style:style>
    <style:style style:name="T16" style:family="text">
      <style:text-properties officeooo:rsid="0022fe4f"/>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693cm" fo:text-indent="-0.635cm" fo:margin-left="1.6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28cm" fo:text-indent="-0.635cm" fo:margin-left="2.3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63cm" fo:text-indent="-0.635cm" fo:margin-left="2.9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98cm" fo:text-indent="-0.635cm" fo:margin-left="3.5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33cm" fo:text-indent="-0.635cm" fo:margin-left="4.2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68cm" fo:text-indent="-0.635cm" fo:margin-left="4.8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503cm" fo:text-indent="-0.635cm" fo:margin-left="5.5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38cm" fo:text-indent="-0.635cm" fo:margin-left="6.1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73cm" fo:text-indent="-0.635cm" fo:margin-left="6.7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408cm" fo:text-indent="-0.635cm" fo:margin-left="7.408cm"/>
        </style:list-level-properties>
      </text:list-level-style-bullet>
    </text:list-style>
    <text:list-style style:name="L12">
      <text:list-level-style-number text:level="1" style:num-prefix="("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2" style:num-suffix="." style:num-format="I">
        <style:list-level-properties text:list-level-position-and-space-mode="label-alignment">
          <style:list-level-label-alignment text:label-followed-by="listtab" text:list-tab-stop-position="2.646cm" fo:text-indent="-0.635cm" fo:margin-left="2.646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588cm" fo:text-indent="-0.635cm" fo:margin-left="1.5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23cm" fo:text-indent="-0.635cm" fo:margin-left="2.22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58cm" fo:text-indent="-0.635cm" fo:margin-left="2.85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93cm" fo:text-indent="-0.635cm" fo:margin-left="3.49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28cm" fo:text-indent="-0.635cm" fo:margin-left="4.12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63cm" fo:text-indent="-0.635cm" fo:margin-left="4.76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98cm" fo:text-indent="-0.635cm" fo:margin-left="5.39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33cm" fo:text-indent="-0.635cm" fo:margin-left="6.03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68cm" fo:text-indent="-0.635cm" fo:margin-left="6.66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03cm" fo:text-indent="-0.635cm" fo:margin-left="7.303cm"/>
        </style:list-level-properties>
      </text:list-level-style-bullet>
    </text:list-style>
    <text:list-style style:name="L15">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I">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 text:c="7"/><text:tab/><text:tab/><text:tab/>BUT DU JEU <text:span text:style-name="T3">AWALE POUR LE PROJET</text:span></text:p>
      <text:p text:style-name="P2"/>
      <text:p text:style-name="P2">Il consiste à avoir plus de graines .</text:p>
      <text:p text:style-name="P2">Le joueur qui a plus de graine est declaré vainquuer et l'autre perdant .</text:p>
      <text:p text:style-name="P2"/>
      <text:p text:style-name="P4"><text:s text:c="32"/></text:p>
      <text:p text:style-name="P7"><text:s text:c="31"/>LES REGLES DU JEU <text:s/>AWALE POUR LE PROJET </text:p>
      <text:p text:style-name="P3"/>
      <text:p text:style-name="Text_20_body">Au départ, on répartit quarante-huit graines dans les douze trous à raison de quatre graines par trou.</text:p>
      <text:p text:style-name="Text_20_body">Les joueurs sont l'un en face de l'autre, avec une rangée devant chaque joueur. Cette rangée sera son camp. On choisit un sens de rotation qui vaudra pour toute la partie. On choisit également un joueur qui commencera la partie. </text:p>
      <text:list xml:id="list7571382871" text:style-name="L1">
        <text:list-item>
          <text:p text:style-name="P24">Un tour se joue de la façon suivante : le premier joueur prend toutes les graines d'un des trous de son camp puis il les égrène dans toutes les cases qui suivent sur sa rangée puis sur celle de son adversaire suivant le sens de rotation (une graine dans chaque trou <text:span text:style-name="T1">après</text:span> celui où il a récupéré les graines). Si sa dernière graine tombe dans un trou du camp adverse et qu'il y a maintenant deux ou trois graines dans ce trou, le joueur récupère ces deux ou trois graines et les met de côté. Ensuite il regarde la case précédente : si elle est dans le camp adverse et contient deux ou trois graines, il récupère ces graines, et ainsi de suite jusqu'à ce qu'il arrive à son camp ou jusqu'à ce qu'il y ait un nombre de graines différent de deux ou trois. </text:p>
        </text:list-item>
      </text:list>
      <text:list xml:id="list1978148457" text:style-name="L2">
        <text:list-item>
          <text:p text:style-name="P25">Le but du jeu est d'avoir récupéré le plus de graines à la fin de la partie. </text:p>
        </text:list-item>
      </text:list>
      <text:list xml:id="list1013168336" text:style-name="L3">
        <text:list-item>
          <text:p text:style-name="P26">On ne saute pas de case lorsqu'on égrène sauf lorsqu'on a douze graines ou plus, c'est-à-dire qu'on fait un tour complet : on ne remplit pas la case dans laquelle on vient de prendre les graines. </text:p>
        </text:list-item>
      </text:list>
      <text:list xml:id="list1174828327" text:style-name="L4">
        <text:list-item>
          <text:p text:style-name="P28">Il faut « nourrir » l'adversaire, c'est-à-dire que, quand celui-ci n'a plus de graines, il faut absolument jouer un coup qui lui permette de rejouer ensuite. Si ce n'est pas possible, la partie s'arrête et le joueur qui allait jouer capture les graines restantes. </text:p>
        </text:list-item>
      </text:list>
      <text:list xml:id="list1160023418" text:style-name="L5">
        <text:list-item>
          <text:p text:style-name="P29">Si un coup devait prendre toutes les graines adverses, alors le coup peut être joué, mais aucune capture n'est faite : il ne faut pas « affamer » l'adversaire. </text:p>
        </text:list-item>
      </text:list>
      <text:list xml:id="list221255758" text:style-name="L6">
        <text:list-item>
          <text:p text:style-name="P8">La partie s'arrête quand un des joueurs a capturé au moins 25 graines (soit plus de la moitié), quand il n'est plus possible de capturer d'autres graines ou quand l'un des joueurs n'a plus de graines dans son camp sans qu'il soit possible à son adversaire de le nourrir (faim par famine, toutes les graines restantes vont à celui qui peut encore jouer).</text:p>
        </text:list-item>
      </text:list>
      <text:p text:style-name="Text_20_body"><text:s text:c="2"/></text:p>
      <text:p text:style-name="P1"><text:s text:c="28"/></text:p>
      <text:p text:style-name="P1"><text:s/></text:p>
      <text:p text:style-name="P1"><text:soft-page-break/><text:tab/><text:tab/><text:tab/></text:p>
      <text:p text:style-name="P6"><text:tab/><text:tab/><text:tab/> <text:span text:style-name="T2">PRINCIPE DU JEU AWALE POUR LE PROJET</text:span></text:p>
      <text:p text:style-name="Text_20_body"/>
      <text:p text:style-name="Text_20_body"/>
      <text:p text:style-name="Text_20_body"/>
      <text:h text:style-name="Heading_20_3" text:outline-level="3"><text:bookmark text:name="D.C3.A9but_de_partie"/>Début de partie</text:h>
      <text:list xml:id="list244458001" text:style-name="L7">
        <text:list-item>
          <text:p text:style-name="P9">il est conseillé d'alterner les cases vides et les cases comportant plus de deux graines pour éviter les prises multiples. </text:p>
        </text:list-item>
      </text:list>
      <text:h text:style-name="Heading_20_3" text:outline-level="3"><text:bookmark text:name="Milieu_de_partie"/>Milieu de partie</text:h>
      <text:list xml:id="list1430347554" text:style-name="L8">
        <text:list-item>
          <text:p text:style-name="P27">il faut chercher à construire des "greniers" (cases comportant assez de graines pour faire un tour complet et récolter dans le camp adverse). </text:p>
        </text:list-item>
        <text:list-item>
          <text:p text:style-name="P27">il faut veiller à ce que ses greniers visent une case vulnérable chez l'adversaire (moins de deux graines, et permettant des prises multiples). </text:p>
        </text:list-item>
        <text:list-item>
          <text:p text:style-name="P10">il faut avoir des cases avec peu de graines pour jouer des coups d'attente lorsque le grenier est en cours de formation ou ne vise pas encore de case intéressante chez l'adversaire. </text:p>
        </text:list-item>
      </text:list>
      <text:h text:style-name="Heading_20_3" text:outline-level="3"><text:bookmark text:name="Fin_de_partie"/>Fin de partie</text:h>
      <text:list xml:id="list1914676343" text:style-name="L9">
        <text:list-item>
          <text:p text:style-name="P11">il faut chercher à avoir le plus de graines dans son camp pour forcer l'adversaire à jouer des coups où il sera possible de lui capturer les siennes</text:p>
        </text:list-item>
      </text:list>
      <text:p text:style-name="Text_20_body"/>
      <text:p text:style-name="Text_20_body"/>
      <text:p text:style-name="Text_20_body"/>
      <text:p text:style-name="Text_20_body"/>
      <text:p text:style-name="P12"><text:a xlink:type="simple" xlink:href="http://www.youtube.com/watch?v=f0LXPwJR3Vw">http://www.youtube.com/watch?v=f0LXPwJR3Vw</text:a></text:p>
      <text:p text:style-name="P14"><text:span text:style-name="T4"/></text:p>
      <text:p text:style-name="P14"><text:span text:style-name="T4"><text:s text:c="2"/></text:span><text:span text:style-name="T5">LES <text:s text:c="2"/>BORNES <text:s/>DU <text:s/>PROJET <text:s text:c="2"/>AWALE</text:span></text:p>
      <text:list xml:id="list127631266" text:style-name="L10">
        <text:list-item>
          <text:p text:style-name="P23"><text:span text:style-name="T5">CONSTRUCTION DU JEU</text:span></text:p>
        </text:list-item>
      </text:list>
      <text:list xml:id="list1898219068" text:style-name="L12">
        <text:list-item>
          <text:p text:style-name="P15"><text:span text:style-name="T12">construction</text:span><text:span text:style-name="T9"> <text:s/>grillle </text:span><text:span text:style-name="T10">(awale)</text:span></text:p>
        </text:list-item>
      </text:list>
      <text:list xml:id="list35979104" text:style-name="L15">
        <text:list-item>
          <text:p text:style-name="P20"><text:span text:style-name="T13">un</text:span><text:span text:style-name="T16">e matrice </text:span><text:span text:style-name="T13">d'entiers comportant le nombres de graines dans chaque <text:s/>case</text:span></text:p>
        </text:list-item>
        <text:list-item>
          <text:p text:style-name="P20"><text:span text:style-name="T7"><text:s/></text:span><text:span text:style-name="T14">Initialiser la grille </text:span><text:span text:style-name="T13">/</text:span></text:p>
        </text:list-item>
        <text:list-item>
          <text:p text:style-name="P20"><text:span text:style-name="T16">afficher la grille</text:span></text:p>
        </text:list-item>
      </text:list>
      <text:list xml:id="list492255293" text:continue-list="list1898219068" text:style-name="L12">
        <text:list-item>
          <text:p text:style-name="P18"><text:span text:style-name="T7">jouer le jeu </text:span></text:p>
          <text:list>
            <text:list-item text:start-value="1">
              <text:p text:style-name="P16"><text:span text:style-name="T12">menu(saisies des pseudo)</text:span><text:span text:style-name="T10"> <text:s text:c="12"/></text:span></text:p>
            </text:list-item>
          </text:list>
        </text:list-item>
      </text:list>
      <text:p text:style-name="P21"><text:soft-page-break/><text:span text:style-name="T13"/></text:p>
      <text:list xml:id="list1459731717" text:continue-numbering="true" text:style-name="L12">
        <text:list-item>
          <text:p text:style-name="P19"><text:span text:style-name="T7">(deplacement </text:span><text:span text:style-name="T16">et </text:span><text:span text:style-name="T13">ramassage</text:span><text:span text:style-name="T7"> </text:span><text:span text:style-name="T13">d</text:span><text:span text:style-name="T7">es graines </text:span></text:p>
          <text:p text:style-name="P18"><text:span text:style-name="T7">/** </text:span><text:span text:style-name="T13">nombres de graines à ramasser**/</text:span></text:p>
        </text:list-item>
        <text:list-item>
          <text:p text:style-name="P18"><text:span text:style-name="T7">score</text:span></text:p>
        </text:list-item>
        <text:list-item>
          <text:p text:style-name="P18"><text:span text:style-name="T7"/></text:p>
        </text:list-item>
        <text:list-item>
          <text:p text:style-name="P18"><text:span text:style-name="T7">**</text:span><text:span text:style-name="T8">une matrice (2 colonnes ) </text:span></text:p>
        </text:list-item>
      </text:list>
      <text:p text:style-name="P17"><text:span text:style-name="T6"/></text:p>
      <text:p text:style-name="P17"><text:span text:style-name="T6"/></text:p>
      <text:p text:style-name="P17"><text:span text:style-name="T6">2. <text:s text:c="7"/><text:tab/>LES AIDE</text:span></text:p>
      <text:list xml:id="list1411646079" text:style-name="L14">
        <text:list-item>
          <text:p text:style-name="P22"><text:span text:style-name="T7">PROBABILITE DE PRENDRE DES GRAINES DE L'ADVERSAIRE</text:span></text:p>
        </text:list-item>
      </text:list>
      <text:p text:style-name="P17"><text:span text:style-name="T6"><text:s text:c="2"/></text:span></text:p>
      <text:p text:style-name="P17"><text:span text:style-name="T6">3. <text:s text:c="4"/>AMELIORATION DE L'INTERFACE DU JEU </text:span></text:p>
      <text:p text:style-name="P13"><text:span text:style-name="T5"><text:s text:c="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size="14pt" fo:font-weight="bold" style:font-name-asian="Droid Sans Fallback" style:font-size-asian="14pt" style:font-weight-asian="bold" style:font-name-complex="FreeSans" style:font-size-complex="14pt" style:font-weight-complex="bold"/>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1-18T23:19:14.580884825</meta:creation-date>
    <dc:date>2014-11-19T11:18:11</dc:date>
    <meta:editing-duration>PT2H28M12S</meta:editing-duration>
    <meta:editing-cycles>4</meta:editing-cycles>
    <meta:generator>LibreOffice/3.6$Linux_X86_64 LibreOffice_project/360m1$Build-2</meta:generator>
    <dc:creator>poda okrou</dc:creator>
    <meta:document-statistic meta:table-count="0" meta:image-count="0" meta:object-count="0" meta:page-count="3" meta:paragraph-count="44" meta:word-count="661" meta:character-count="3794" meta:non-whitespace-character-count="3021"/>
  </office:meta>
</office:document-meta>
</file>